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89b5" officeooo:paragraph-rsid="000489b5"/>
    </style:style>
    <style:style style:name="P2" style:family="paragraph" style:parent-style-name="Standard">
      <style:text-properties officeooo:rsid="000489b5" officeooo:paragraph-rsid="000625a2"/>
    </style:style>
    <style:style style:name="P3" style:family="paragraph" style:parent-style-name="Standard">
      <style:text-properties officeooo:rsid="000625a2" officeooo:paragraph-rsid="000625a2"/>
    </style:style>
    <style:style style:name="P4" style:family="paragraph" style:parent-style-name="Standard">
      <style:text-properties officeooo:rsid="000625a2" officeooo:paragraph-rsid="0009c4a5"/>
    </style:style>
    <style:style style:name="P5" style:family="paragraph" style:parent-style-name="Standard">
      <style:text-properties officeooo:rsid="000625a2" officeooo:paragraph-rsid="000b91cd"/>
    </style:style>
    <style:style style:name="P6" style:family="paragraph" style:parent-style-name="Standard">
      <style:text-properties officeooo:rsid="000625a2" officeooo:paragraph-rsid="000d180f"/>
    </style:style>
    <style:style style:name="P7" style:family="paragraph" style:parent-style-name="Standard">
      <style:text-properties officeooo:rsid="0007c828" officeooo:paragraph-rsid="0007c828"/>
    </style:style>
    <style:style style:name="P8" style:family="paragraph" style:parent-style-name="Standard">
      <style:text-properties officeooo:rsid="0009c4a5" officeooo:paragraph-rsid="0009c4a5"/>
    </style:style>
    <style:style style:name="P9" style:family="paragraph" style:parent-style-name="Standard">
      <style:text-properties officeooo:rsid="001f9614" officeooo:paragraph-rsid="000d180f"/>
    </style:style>
    <style:style style:name="P10" style:family="paragraph" style:parent-style-name="Standard">
      <style:text-properties officeooo:rsid="001f9614" officeooo:paragraph-rsid="000daf84"/>
    </style:style>
    <style:style style:name="P11" style:family="paragraph" style:parent-style-name="Standard">
      <style:text-properties officeooo:rsid="002015c2" officeooo:paragraph-rsid="000daf84"/>
    </style:style>
    <style:style style:name="P12" style:family="paragraph" style:parent-style-name="Standard">
      <style:text-properties officeooo:rsid="001f9c33" officeooo:paragraph-rsid="000daf84"/>
    </style:style>
    <style:style style:name="P13" style:family="paragraph" style:parent-style-name="Standard">
      <style:text-properties fo:font-weight="bold" officeooo:rsid="0009c4a5" officeooo:paragraph-rsid="0009c4a5" style:font-weight-asian="bold" style:font-weight-complex="bold"/>
    </style:style>
    <style:style style:name="P14" style:family="paragraph" style:parent-style-name="Standard">
      <style:text-properties fo:font-weight="bold" officeooo:rsid="000625a2" officeooo:paragraph-rsid="0009c4a5" style:font-weight-asian="bold" style:font-weight-complex="bold"/>
    </style:style>
    <style:style style:name="P15" style:family="paragraph" style:parent-style-name="Standard">
      <style:text-properties fo:font-weight="bold" officeooo:rsid="000625a2" officeooo:paragraph-rsid="000625a2" style:font-weight-asian="bold" style:font-weight-complex="bold"/>
    </style:style>
    <style:style style:name="P16" style:family="paragraph" style:parent-style-name="Standard">
      <style:text-properties fo:font-weight="bold" officeooo:rsid="0007c828" officeooo:paragraph-rsid="0007c828" style:font-weight-asian="bold" style:font-weight-complex="bold"/>
    </style:style>
    <style:style style:name="P17" style:family="paragraph" style:parent-style-name="Standard">
      <style:text-properties fo:font-weight="bold" officeooo:rsid="0007c828" officeooo:paragraph-rsid="000d180f" style:font-weight-asian="bold" style:font-weight-complex="bold"/>
    </style:style>
    <style:style style:name="P18" style:family="paragraph" style:parent-style-name="Standard">
      <style:text-properties fo:font-weight="bold" officeooo:rsid="000d180f" officeooo:paragraph-rsid="000d180f" style:font-weight-asian="bold" style:font-weight-complex="bold"/>
    </style:style>
    <style:style style:name="P19" style:family="paragraph" style:parent-style-name="Standard">
      <style:text-properties fo:font-weight="bold" officeooo:rsid="000fe570" officeooo:paragraph-rsid="000fe570" style:font-weight-asian="bold" style:font-weight-complex="bold"/>
    </style:style>
    <style:style style:name="P20" style:family="paragraph" style:parent-style-name="Standard">
      <style:text-properties officeooo:rsid="000489b5" officeooo:paragraph-rsid="000489b5"/>
    </style:style>
    <style:style style:name="P21" style:family="paragraph" style:parent-style-name="Standard">
      <style:text-properties officeooo:rsid="000625a2" officeooo:paragraph-rsid="000625a2"/>
    </style:style>
    <style:style style:name="P22" style:family="paragraph" style:parent-style-name="Standard">
      <style:text-properties officeooo:rsid="000625a2" officeooo:paragraph-rsid="000e6a79"/>
    </style:style>
    <style:style style:name="P23" style:family="paragraph" style:parent-style-name="Standard">
      <style:text-properties officeooo:rsid="001f9614" officeooo:paragraph-rsid="000d180f"/>
    </style:style>
    <style:style style:name="P24" style:family="paragraph" style:parent-style-name="Standard">
      <style:text-properties officeooo:rsid="001f9614" officeooo:paragraph-rsid="000daf84"/>
    </style:style>
    <style:style style:name="P25" style:family="paragraph" style:parent-style-name="Standard">
      <style:text-properties officeooo:rsid="001f9614" officeooo:paragraph-rsid="000fe570"/>
    </style:style>
    <style:style style:name="P26" style:family="paragraph" style:parent-style-name="Standard">
      <style:text-properties fo:font-weight="normal" officeooo:rsid="000fe570" officeooo:paragraph-rsid="000fe570" style:font-weight-asian="normal" style:font-weight-complex="normal"/>
    </style:style>
    <style:style style:name="P27" style:family="paragraph" style:parent-style-name="Standard">
      <style:text-properties fo:font-weight="normal" officeooo:rsid="001f9614" officeooo:paragraph-rsid="000fe570" style:font-weight-asian="normal" style:font-weight-complex="normal"/>
    </style:style>
    <style:style style:name="P28" style:family="paragraph" style:parent-style-name="Standard">
      <style:text-properties fo:font-size="12pt" officeooo:rsid="002bbfc1" officeooo:paragraph-rsid="000fe570" fo:background-color="#ffffff" style:font-size-asian="12pt" style:font-size-complex="12pt"/>
    </style:style>
    <style:style style:name="P29" style:family="paragraph" style:parent-style-name="Standard">
      <style:text-properties fo:font-size="12pt" officeooo:rsid="002bbfc1" officeooo:paragraph-rsid="0010f862" fo:background-color="#ffffff" style:font-size-asian="12pt" style:font-size-complex="12pt"/>
    </style:style>
    <style:style style:name="P30" style:family="paragraph" style:parent-style-name="Standard">
      <style:text-properties fo:font-size="12pt" officeooo:rsid="00261aad" officeooo:paragraph-rsid="0010f862" fo:background-color="#ffffff" style:font-size-asian="12pt" style:font-size-complex="12pt"/>
    </style:style>
    <style:style style:name="P31" style:family="paragraph" style:parent-style-name="Standard">
      <style:text-properties fo:font-size="12pt" officeooo:rsid="002c4d13" officeooo:paragraph-rsid="00112fdc" fo:background-color="#ffffff" style:font-size-asian="12pt" style:font-size-complex="12pt"/>
    </style:style>
    <style:style style:name="P32" style:family="paragraph" style:parent-style-name="Standard">
      <style:text-properties fo:font-size="12pt" officeooo:rsid="002d925a" officeooo:paragraph-rsid="00112fdc" fo:background-color="#ffffff" style:font-size-asian="12pt" style:font-size-complex="12pt"/>
    </style:style>
    <style:style style:name="P33" style:family="paragraph" style:parent-style-name="Standard">
      <style:text-properties fo:font-size="12pt" officeooo:rsid="002e8918" officeooo:paragraph-rsid="00112fdc" fo:background-color="#ffffff" style:font-size-asian="12pt" style:font-size-complex="12pt"/>
    </style:style>
    <style:style style:name="P34" style:family="paragraph" style:parent-style-name="Standard">
      <style:text-properties fo:font-size="12pt" fo:font-weight="bold" officeooo:rsid="002bbfc1" officeooo:paragraph-rsid="0010f862" fo:background-color="#ffffff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0fe570" officeooo:paragraph-rsid="000fe570" fo:background-color="#ffffff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261aad" officeooo:paragraph-rsid="0010f862" fo:background-color="#ffffff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112fdc" officeooo:paragraph-rsid="00112fdc" fo:background-color="#ffffff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132f3e" officeooo:paragraph-rsid="00132f3e" fo:background-color="#ffffff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normal" officeooo:rsid="002bbfc1" officeooo:paragraph-rsid="000fe570" fo:background-color="#ffffff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132f3e" officeooo:paragraph-rsid="00132f3e" fo:background-color="#ffffff" style:font-size-asian="12pt" style:font-weight-asian="normal" style:font-size-complex="12pt" style:font-weight-complex="normal"/>
    </style:style>
    <style:style style:name="T1" style:family="text">
      <style:text-properties officeooo:rsid="000daf84"/>
    </style:style>
    <style:style style:name="T2" style:family="text">
      <style:text-properties officeooo:rsid="000e6a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af8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12fdc"/>
    </style:style>
    <style:style style:name="T7" style:family="text">
      <style:text-properties officeooo:rsid="00132f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Ques.<text:span text:style-name="T1">Upload your sshkey to gitlab account</text:span></text:p>
      <text:p text:style-name="P13"/>
      <text:p text:style-name="P8"><text:s/>ssh-keygen -t rsa -C "meenakshigupta666@gmail.com" </text:p>
      <text:p text:style-name="P8">Generating public/private rsa key pair. </text:p>
      <text:p text:style-name="P8">Enter file in which to save the key (/home/meenakshi/.ssh/id_rsa): </text:p>
      <text:p text:style-name="P8">/home/meenakshi/.ssh/id_rsa already exists. </text:p>
      <text:p text:style-name="P8">Overwrite (y/n)? y </text:p>
      <text:p text:style-name="P8">Enter passphrase (empty for no passphrase): </text:p>
      <text:p text:style-name="P8">Enter same passphrase again: </text:p>
      <text:p text:style-name="P8">Your identification has been saved in /home/meenakshi/.ssh/id_rsa. </text:p>
      <text:p text:style-name="P8">Your public key has been saved in /home/meenakshi/.ssh/id_rsa.pub. </text:p>
      <text:p text:style-name="P8">The key fingerprint is: </text:p>
      <text:p text:style-name="P8">9e:80:2a:55:e9:3f:1c:a4:28:9a:ce:87:1c:f1:09:50 meenakshigupta666@gmail.com </text:p>
      <text:p text:style-name="P8">The key's randomart image is: </text:p>
      <text:p text:style-name="P8">+--[ RSA 2048]----+ </text:p>
      <text:p text:style-name="P8">| .E <text:s text:c="13"/>| </text:p>
      <text:p text:style-name="P8">|. <text:s text:c="3"/>. <text:s text:c="10"/>| </text:p>
      <text:p text:style-name="P8">|. <text:s text:c="2"/>o . <text:s text:c="9"/>| </text:p>
      <text:p text:style-name="P8">| o + + <text:s text:c="10"/>| </text:p>
      <text:p text:style-name="P8">|. * = o S <text:s text:c="7"/>| </text:p>
      <text:p text:style-name="P8">|.= + o + . <text:s text:c="6"/>| </text:p>
      <text:p text:style-name="P8">|= + <text:s text:c="2"/>+ o <text:s text:c="7"/>| </text:p>
      <text:p text:style-name="P8">|o+ . <text:s text:c="2"/>. <text:s text:c="8"/>| </text:p>
      <text:p text:style-name="P8">| o. <text:s text:c="13"/>| </text:p>
      <text:p text:style-name="P8">+-----------------+ </text:p>
      <text:p text:style-name="P4"/>
      <text:p text:style-name="P14">Ques <text:span text:style-name="T1">Initialize a git repo and add files to git repository</text:span></text:p>
      <text:p text:style-name="P14"/>
      <text:p text:style-name="P2">meenakshi@meenakshi:~/meenu$ mkdir mee </text:p>
      <text:p text:style-name="P1">meenakshi@meenakshi:~/meenu$ cd mee </text:p>
      <text:p text:style-name="P1">meenakshi@meenakshi:~/meenu/mee$ git init </text:p>
      <text:p text:style-name="P1">Initialized empty Git repository in /home/meenakshi/meenu/mee/.git/ </text:p>
      <text:p text:style-name="P1">meenakshi@meenakshi:~/meenu/mee$ touch mee.txt </text:p>
      <text:p text:style-name="P1">meenakshi@meenakshi:~/meenu/mee$ cat&gt;mee.txt </text:p>
      <text:p text:style-name="P1"/>
      <text:p text:style-name="P1">This is git exercise </text:p>
      <text:p text:style-name="P1">^C </text:p>
      <text:p text:style-name="P1">meenakshi@meenakshi:~/meenu/mee$ git add mee.txt </text:p>
      <text:p text:style-name="P1">meenakshi@meenakshi:~/meenu/mee$ git commit -m "First Commit" </text:p>
      <text:p text:style-name="P1">[master (root-commit) 83e861a] First Commit </text:p>
      <text:p text:style-name="P1"><text:s/>1 file changed, 2 insertions(+) </text:p>
      <text:p text:style-name="P1"><text:s/>create mode 100644 mee.txt </text:p>
      <text:p text:style-name="P1">meenakshi@meenakshi:~/meenu/mee$ git remote add origin git@gitlab.intelligrape.net:bootcamp/mee.git </text:p>
      <text:p text:style-name="P1">meenakshi@meenakshi:~/meenu/mee$ git push -u origin master </text:p>
      <text:p text:style-name="P1">The authenticity of host 'gitlab.intelligrape.net (54.255.149.198)' can't be established. </text:p>
      <text:p text:style-name="P1">ECDSA key fingerprint is a1:f7:e0:47:40:b8:e4:8e:e5:76:14:e1:89:49:82:e1. </text:p>
      <text:p text:style-name="P1">Are you sure you want to continue connecting (yes/no)? </text:p>
      <text:p text:style-name="P1">Host key verification failed. </text:p>
      <text:p text:style-name="P1">fatal: Could not read from remote repository. </text:p>
      <text:p text:style-name="P1"/>
      <text:p text:style-name="P1">Please make sure you have the correct access rights </text:p>
      <text:p text:style-name="P1"><text:soft-page-break/>and the repository exists. </text:p>
      <text:p text:style-name="P1">meenakshi@meenakshi:~/meenu/mee$ </text:p>
      <text:p text:style-name="P1"/>
      <text:p text:style-name="P15">Ques.<text:span text:style-name="T1">unstage 1 File</text:span></text:p>
      <text:p text:style-name="P15"/>
      <text:p text:style-name="P5">meenakshi@meenakshi:~/meenu/mee$git reset file1.txt </text:p>
      <text:p text:style-name="P3">meenakshi@meenakshi:~/meenu/mee$ git status </text:p>
      <text:p text:style-name="P3">On branch master </text:p>
      <text:p text:style-name="P3">nothing to commit, working directory clean </text:p>
      <text:p text:style-name="P3"/>
      <text:p text:style-name="P3"/>
      <text:p text:style-name="P3"><text:span text:style-name="T3">Ques.</text:span><text:span text:style-name="T4">commit the files</text:span> </text:p>
      <text:p text:style-name="P3"/>
      <text:p text:style-name="P3">cat&gt;file1.txt </text:p>
      <text:p text:style-name="P3">This is a git example </text:p>
      <text:p text:style-name="P3">^C </text:p>
      <text:p text:style-name="P6">meenakshi@meenakshi:~/meenu/mee$ git add file1.txt </text:p>
      <text:p text:style-name="P3">meenakshi@meenakshi:~/meenu/mee$ git commit -m "Added file1.txt" file1.txt </text:p>
      <text:p text:style-name="P3">[master 4fc50bf] Added file1.txt </text:p>
      <text:p text:style-name="P3"><text:s/>1 file changed, 1 insertion(+) </text:p>
      <text:p text:style-name="P3"><text:s/>create mode 100644 file1.txt </text:p>
      <text:p text:style-name="P3"/>
      <text:p text:style-name="P16">Ques.<text:span text:style-name="T2">Add a remote</text:span></text:p>
      <text:p text:style-name="P16"/>
      <text:p text:style-name="P22"><text:a xlink:type="simple" xlink:href="mailto:meenakshi@meenakshi">meenakshi@meenakshi</text:a>:~/meenu/mee$<text:a xlink:type="simple" xlink:href="mailto:prashant@198.1.0.103"><text:span text:style-name="T2">g</text:span></text:a><text:span text:style-name="T2">it remote add</text:span></text:p>
      <text:p text:style-name="P5"/>
      <text:p text:style-name="P18">Qu<text:span text:style-name="T1">es</text:span>.<text:span text:style-name="T2">Undo changes to a particular file</text:span></text:p>
      <text:p text:style-name="P18"/>
      <text:p text:style-name="P26">meenakshi@meenakshi:~/projects/demogit$ cat newfile.txt</text:p>
      <text:p text:style-name="P26">s is going to be checked</text:p>
      <text:p text:style-name="P26">Now changing Remote </text:p>
      <text:p text:style-name="P26">and add to local</text:p>
      <text:p text:style-name="P26"></text:p>
      <text:p text:style-name="P26">This is The Last Commit i m doing</text:p>
      <text:p text:style-name="P26"></text:p>
      <text:p text:style-name="P26"></text:p>
      <text:p text:style-name="P26"></text:p>
      <text:p text:style-name="P26">meenakshi@meenakshi:~/projects/demogit$ cat &gt;newfile.txt</text:p>
      <text:p text:style-name="P26">Tjis is the last time</text:p>
      <text:p text:style-name="P26">^C</text:p>
      <text:p text:style-name="P26">meenakshi@meenakshi:~/projects/demogit$ git add newfile.txt</text:p>
      <text:p text:style-name="P26">meenakshi@meenakshi:~/projects/demogit$ cat newfile.txt</text:p>
      <text:p text:style-name="P26">Tjis is the last time</text:p>
      <text:p text:style-name="P26">meenakshi@meenakshi:~/projects/demogit$ git reset --hard</text:p>
      <text:p text:style-name="P26">HEAD is now at 089f27d check</text:p>
      <text:p text:style-name="P26">meenakshi@meenakshi:~/projects/demogit$ cat newfile.txt</text:p>
      <text:p text:style-name="P26">s is going to be checked</text:p>
      <text:p text:style-name="P26">Now changing Remote </text:p>
      <text:p text:style-name="P26">and add to local</text:p>
      <text:p text:style-name="P26"></text:p>
      <text:p text:style-name="P26">This is The Last Commit i m doing</text:p>
      <text:p text:style-name="P26"/>
      <text:p text:style-name="P19"><text:soft-page-break/>Ques.Clone the repository</text:p>
      <text:p text:style-name="P19"/>
      <text:p text:style-name="P25">meenakshi@meenakshi:~$ mkdir newclone </text:p>
      <text:p text:style-name="P25">meenakshi@meenakshi:~$ cd newclone </text:p>
      <text:p text:style-name="P25">meenakshi@meenakshi:~/newclone$ git clone "https://github.com/meenakshigupta/bootcamp-demo" </text:p>
      <text:p text:style-name="P25">Cloning into 'bootcamp-demo'... </text:p>
      <text:p text:style-name="P25">remote: Counting objects: 9, done. </text:p>
      <text:p text:style-name="P25">remote: Compressing objects: 100% (3/3), done. </text:p>
      <text:p text:style-name="P25">remote: Total 9 (delta 0), reused 9 (delta 0) </text:p>
      <text:p text:style-name="P25">Unpacking objects: 100% (9/9), done. </text:p>
      <text:p text:style-name="P25">Checking connectivity... done. </text:p>
      <text:p text:style-name="P25">meenakshi@meenakshi:~/newclone$ cd bootcamp-demo </text:p>
      <text:p text:style-name="P25">meenakshi@meenakshi:~/newclone/bootcamp-demo$ ls </text:p>
      <text:p text:style-name="P25">new.txt </text:p>
      <text:p text:style-name="P25"/>
      <text:p text:style-name="P25">meenakshi@meenakshi:~/newclone/bootcamp-demo$ cd .. </text:p>
      <text:p text:style-name="P25">meenakshi@meenakshi:~/newclone$ cd.. </text:p>
      <text:p text:style-name="P25">cd..: command not found </text:p>
      <text:p text:style-name="P25">meenakshi@meenakshi:~/newclone$ cd .. </text:p>
      <text:p text:style-name="P25">meenakshi@meenakshi:~$ cd newclone </text:p>
      <text:p text:style-name="P25">meenakshi@meenakshi:~/newclone$ ls </text:p>
      <text:p text:style-name="P27">bootcamp-demo </text:p>
      <text:p text:style-name="P26"></text:p>
      <text:p text:style-name="P19">Ques .Push changes in one file and pull in another</text:p>
      <text:p text:style-name="P19"/>
      <text:p text:style-name="P30">bootcamp@bootcamp-Latitude-E4310:~/Desktop/chanana$ cat &gt; a.txt </text:p>
      <text:p text:style-name="P30">change in file and then pull the file ^C</text:p>
      <text:p text:style-name="P30">bootcamp@bootcamp-Latitude-E4310:~/Desktop/chanana$ git add . </text:p>
      <text:p text:style-name="P30"/>
      <text:p text:style-name="P30">bootcamp@bootcamp-Latitude-E4310:~/Desktop/chanana$ git commit -m "perform changes in file" </text:p>
      <text:p text:style-name="P30">[devlopment 7e68653] perform changes in file </text:p>
      <text:p text:style-name="P30"><text:s/>2 files changed, 1 insertion(+), 1 deletion(-) </text:p>
      <text:p text:style-name="P30"><text:s/>create mode 120000 c </text:p>
      <text:p text:style-name="P30">bootcamp@bootcamp-Latitude-E4310:~/Desktop/chanana$ git push</text:p>
      <text:p text:style-name="P30"/>
      <text:p text:style-name="P30">bootcamp@bootcamp-Latitude-E4310:~/Desktop/chanana$ git checkout master </text:p>
      <text:p text:style-name="P30">Switched to branch 'master' </text:p>
      <text:p text:style-name="P30">Your branch is up-to-date with 'origin/master'. </text:p>
      <text:p text:style-name="P30">bootcamp@bootcamp-Latitude-E4310:~/Desktop/chanana$ git pull origin devlopment </text:p>
      <text:p text:style-name="P30">From https://github.com/khushboochanana/origin </text:p>
      <text:p text:style-name="P30"><text:s/>* branch <text:s text:c="11"/>devlopment -&gt; FETCH_HEAD </text:p>
      <text:p text:style-name="P30">Updating e0bd684..7e68653 </text:p>
      <text:p text:style-name="P30">Fast-forward </text:p>
      <text:p text:style-name="P30"><text:s/>a.txt | 1 - </text:p>
      <text:p text:style-name="P30"><text:s/>c <text:s text:c="4"/>| 1 + </text:p>
      <text:p text:style-name="P36"><text:s/><text:span text:style-name="T5">2 files changed, 1 insertion(+), 1 deletion(-) </text:span></text:p>
      <text:p text:style-name="P39"/>
      <text:p text:style-name="P39"/>
      <text:p text:style-name="P35">Ques .Add changes to both the files,try to take a apush without taking a pull</text:p>
      <text:p text:style-name="P35"/>
      <text:p text:style-name="P29"><text:soft-page-break/>bootcamp@bootcamp-Latitude-E4310:~/Desktop/chanana/bootcamp-demo$ git status </text:p>
      <text:p text:style-name="P29">On branch dev </text:p>
      <text:p text:style-name="P29">Your branch is up-to-date with 'origin/dev'. </text:p>
      <text:p text:style-name="P29"/>
      <text:p text:style-name="P29">nothing to commit, working directory clean </text:p>
      <text:p text:style-name="P29">bootcamp@bootcamp-Latitude-E4310:~/Desktop/chanana/bootcamp-demo$ ls </text:p>
      <text:p text:style-name="P29">newfile.txt </text:p>
      <text:p text:style-name="P29">bootcamp@bootcamp-Latitude-E4310:~/Desktop/chanana/bootcamp-demo$ git branch -a </text:p>
      <text:p text:style-name="P29">* dev </text:p>
      <text:p text:style-name="P29"><text:s text:c="2"/>master </text:p>
      <text:p text:style-name="P29"><text:s text:c="2"/>remotes/origin/HEAD -&gt; origin/master </text:p>
      <text:p text:style-name="P29"><text:s text:c="2"/>remotes/origin/dev </text:p>
      <text:p text:style-name="P29"><text:s text:c="2"/>remotes/origin/development </text:p>
      <text:p text:style-name="P29"><text:s text:c="2"/>remotes/origin/hotfix </text:p>
      <text:p text:style-name="P29"><text:s text:c="2"/>remotes/origin/master </text:p>
      <text:p text:style-name="P29"><text:s text:c="2"/>remotes/origin/new1 </text:p>
      <text:p text:style-name="P29"><text:s text:c="2"/>remotes/origin/new2 </text:p>
      <text:p text:style-name="P29">bootcamp@bootcamp-Latitude-E4310:~/Desktop/chanana/bootcamp-demo$ git branch new1 origin/new1 </text:p>
      <text:p text:style-name="P29">Branch new1 set up to track remote branch new1 from origin. </text:p>
      <text:p text:style-name="P29">bootcamp@bootcamp-Latitude-E4310:~/Desktop/chanana/bootcamp-demo$ git checkout new1 </text:p>
      <text:p text:style-name="P29">Switched to branch 'new1' </text:p>
      <text:p text:style-name="P29">Your branch is up-to-date with 'origin/new1'. </text:p>
      <text:p text:style-name="P29">bootcamp@bootcamp-Latitude-E4310:~/Desktop/chanana/bootcamp-demo$ </text:p>
      <text:p text:style-name="P29"/>
      <text:p text:style-name="P29">On branch dev </text:p>
      <text:p text:style-name="P29">Your branch is up-to-date with 'origin/dev'. </text:p>
      <text:p text:style-name="P29"/>
      <text:p text:style-name="P29">nothing to commit, working directory clean </text:p>
      <text:p text:style-name="P29">bootcamp@bootcamp-Latitude-E4310:~/Desktop/chanana/bootcamp-demo$ ls </text:p>
      <text:p text:style-name="P29">newfile.txt </text:p>
      <text:p text:style-name="P29">bootcamp@bootcamp-Latitude-E4310:~/Desktop/chanana/bootcamp-demo$ git branch -a </text:p>
      <text:p text:style-name="P29">* dev </text:p>
      <text:p text:style-name="P29"><text:s text:c="2"/>master </text:p>
      <text:p text:style-name="P29"><text:s text:c="2"/>remotes/origin/HEAD -&gt; origin/master </text:p>
      <text:p text:style-name="P29"><text:s text:c="2"/>remotes/origin/dev </text:p>
      <text:p text:style-name="P29"><text:s text:c="2"/>remotes/origin/development </text:p>
      <text:p text:style-name="P29"><text:s text:c="2"/>remotes/origin/hotfix </text:p>
      <text:p text:style-name="P29"><text:s text:c="2"/>remotes/origin/master </text:p>
      <text:p text:style-name="P29"><text:s text:c="2"/>remotes/origin/new1 </text:p>
      <text:p text:style-name="P29"><text:s text:c="2"/>remotes/origin/new2 </text:p>
      <text:p text:style-name="P29">bootcamp@bootcamp-Latitude-E4310:~/Desktop/chanana/bootcamp-demo$ git branch new1 origin/new1 </text:p>
      <text:p text:style-name="P29">Branch new1 set up to track remote branch new1 from origin. </text:p>
      <text:p text:style-name="P29">bootcamp@bootcamp-Latitude-E4310:~/Desktop/chanana/bootcamp-demo$ git checkout new1 </text:p>
      <text:p text:style-name="P29">Switched to branch 'new1' </text:p>
      <text:p text:style-name="P29">Your branch is up-to-date with 'origin/new1'. </text:p>
      <text:p text:style-name="P29">bootcamp@bootcamp-Latitude-E4310:~/Desktop/chanana/bootcamp-demo$ </text:p>
      <text:p text:style-name="P34"/>
      <text:p text:style-name="P35"/>
      <text:p text:style-name="P19"/>
      <text:p text:style-name="P9"/>
      <text:p text:style-name="P18"><text:soft-page-break/>Ques.<text:span text:style-name="T6">Edit the same file in both the branches,try solve merge conflicts</text:span></text:p>
      <text:p text:style-name="P18"/>
      <text:p text:style-name="P31"/>
      <text:p text:style-name="P31">bootcamp@bootcamp-Latitude-E4310:~/Desktop/chanana/bootcamp-demo$ git merge origin new1 </text:p>
      <text:p text:style-name="P31">error: 'merge' is not possible because you have unmerged files. </text:p>
      <text:p text:style-name="P31">hint: Fix them up in the work tree, </text:p>
      <text:p text:style-name="P31">hint: and then use 'git add/rm &lt;file&gt;' as </text:p>
      <text:p text:style-name="P31">hint: appropriate to mark resolution and make a commit, </text:p>
      <text:p text:style-name="P31">hint: or use 'git commit -a'. </text:p>
      <text:p text:style-name="P31">fatal: Exiting because of an unresolved conflict. </text:p>
      <text:p text:style-name="P31">bootcamp@bootcamp-Latitude-E4310:~/Desktop/chanana/bootcamp-demo$ gedit hello.txt </text:p>
      <text:p text:style-name="P31">bootcamp@bootcamp-Latitude-E4310:~/Desktop/chanana/bootcamp-demo$ </text:p>
      <text:p text:style-name="P31"/>
      <text:p text:style-name="P32">&lt;&lt;&lt;&lt;&lt;&lt;&lt; HEAD </text:p>
      <text:p text:style-name="P32">kya haal !! </text:p>
      <text:p text:style-name="P32"/>
      <text:p text:style-name="P32">bahut badhiya h tu suna...... </text:p>
      <text:p text:style-name="P32"/>
      <text:p text:style-name="P32">======= </text:p>
      <text:p text:style-name="P32">This is for Cloning </text:p>
      <text:p text:style-name="P32">&gt;&gt;&gt;&gt;&gt;&gt;&gt; 0301c88556cfaa5eb5ea939477ed7190882f8bb1</text:p>
      <text:p text:style-name="P32"/>
      <text:p text:style-name="P32"/>
      <text:p text:style-name="P33">Create a new branch. Diverge them with commits</text:p>
      <text:p text:style-name="P33"/>
      <text:p text:style-name="P33">meenakshi@meenakshi:~/projects/demogit$ git checkout -b new3 </text:p>
      <text:p text:style-name="P33">Switched to a new branch 'new3' </text:p>
      <text:p text:style-name="P33">meenakshi@meenakshi:~/projects/demogit$ touch fileq.txt </text:p>
      <text:p text:style-name="P33">meenakshi@meenakshi:~/projects/demogit$ git add fileq.txt </text:p>
      <text:p text:style-name="P33">meenakshi@meenakshi:~/projects/demogit$ git commit -am "Doing Question" </text:p>
      <text:p text:style-name="P33">[new3 eb7dc55] Doing Question </text:p>
      <text:p text:style-name="P33"><text:s/>1 file changed, 0 insertions(+), 0 deletions(-) </text:p>
      <text:p text:style-name="P33"><text:s/>create mode 100644 fileq.txt </text:p>
      <text:p text:style-name="P33">meenakshi@meenakshi:~/projects/demogit$ git push origin new3 </text:p>
      <text:p text:style-name="P33">Counting objects: 8, done. </text:p>
      <text:p text:style-name="P33">Delta compression using up to 4 threads. </text:p>
      <text:p text:style-name="P33">Compressing objects: 100% (2/2), done. </text:p>
      <text:p text:style-name="P33">Writing objects: 100% (2/2), 269 bytes | 0 bytes/s, done. </text:p>
      <text:p text:style-name="P33">Total 2 (delta 1), reused 0 (delta 0) </text:p>
      <text:p text:style-name="P33">To git@github.com:meenakshigupta/bootcamp-demo.git </text:p>
      <text:p text:style-name="P33"><text:s/>* [new branch] <text:s text:c="5"/>new3 -&gt; new3 </text:p>
      <text:p text:style-name="P33">meenakshi@meenakshi:~/projects/demogit$ git checkout new1 </text:p>
      <text:p text:style-name="P33">Switched to branch 'new1' </text:p>
      <text:p text:style-name="P33">meenakshi@meenakshi:~/projects/demogit$ touch fileq1.txt </text:p>
      <text:p text:style-name="P33">meenakshi@meenakshi:~/projects/demogit$ git add fileq1.txt </text:p>
      <text:p text:style-name="P33">meenakshi@meenakshi:~/projects/demogit$ git commit -am "Doing Question" </text:p>
      <text:p text:style-name="P33">[new1 f2f94eb] Doing Question </text:p>
      <text:p text:style-name="P33"><text:s/>1 file changed, 0 insertions(+), 0 deletions(-) </text:p>
      <text:p text:style-name="P33"><text:s/>create mode 100644 fileq1.txt </text:p>
      <text:p text:style-name="P33">meenakshi@meenakshi:~/projects/demogit$ git commit -am "Doing Question" </text:p>
      <text:p text:style-name="P33">On branch new1 </text:p>
      <text:p text:style-name="P33">nothing to commit, working directory clean </text:p>
      <text:p text:style-name="P33"><text:soft-page-break/>meenakshi@meenakshi:~/projects/demogit$ git push origin new1 </text:p>
      <text:p text:style-name="P33">Counting objects: 9, done. </text:p>
      <text:p text:style-name="P33">Delta compression using up to 4 threads. </text:p>
      <text:p text:style-name="P33">Compressing objects: 100% (2/2), done. </text:p>
      <text:p text:style-name="P33">Writing objects: 100% (2/2), 245 bytes | 0 bytes/s, done. </text:p>
      <text:p text:style-name="P33">Total 2 (delta 1), reused 0 (delta 0) </text:p>
      <text:p text:style-name="P33">To git@github.com:meenakshigupta/bootcamp-demo.git </text:p>
      <text:p text:style-name="P33"><text:s text:c="3"/>acb7654..f2f94eb <text:s/>new1 -&gt; new1 </text:p>
      <text:p text:style-name="P37"/>
      <text:p text:style-name="P37">Ques.<text:span text:style-name="T7">Unstaging a file</text:span></text:p>
      <text:p text:style-name="P37"/>
      <text:p text:style-name="P40">meenakshi@meenakshi:~/projects/demogit$ ls</text:p>
      <text:p text:style-name="P40">five <text:s/>four <text:s/>new <text:s/>newfile.txt <text:s/>one <text:s/>three <text:s/>tracking</text:p>
      <text:p text:style-name="P40">meenakshi@meenakshi:~/projects/demogit$ git status</text:p>
      <text:p text:style-name="P40">On branch dev</text:p>
      <text:p text:style-name="P40">Untracked files:</text:p>
      <text:p text:style-name="P40"><text:s text:c="2"/>(use "git add &lt;file&gt;..." to include in what will be committed)</text:p>
      <text:p text:style-name="P40"></text:p>
      <text:p text:style-name="P40"><text:tab/>one</text:p>
      <text:p text:style-name="P40"></text:p>
      <text:p text:style-name="P40">nothing added to commit but untracked files present (use "git add" to track)</text:p>
      <text:p text:style-name="P40">meenakshi@meenakshi:~/projects/demogit$ git add one</text:p>
      <text:p text:style-name="P40">meenakshi@meenakshi:~/projects/demogit$ git status</text:p>
      <text:p text:style-name="P40">On branch dev</text:p>
      <text:p text:style-name="P40">Changes to be committed:</text:p>
      <text:p text:style-name="P40"><text:s text:c="2"/>(use "git reset HEAD &lt;file&gt;..." to unstage)</text:p>
      <text:p text:style-name="P40"></text:p>
      <text:p text:style-name="P40"><text:tab/>new file: <text:s text:c="2"/>one</text:p>
      <text:p text:style-name="P40"></text:p>
      <text:p text:style-name="P40">meenakshi@meenakshi:~/projects/demogit$ git reset</text:p>
      <text:p text:style-name="P40">meenakshi@meenakshi:~/projects/demogit$ git status</text:p>
      <text:p text:style-name="P40">On branch dev</text:p>
      <text:p text:style-name="P40">Untracked files:</text:p>
      <text:p text:style-name="P40"><text:s text:c="2"/>(use "git add &lt;file&gt;..." to include in what will be committed)</text:p>
      <text:p text:style-name="P40"></text:p>
      <text:p text:style-name="P40"><text:tab/>one</text:p>
      <text:p text:style-name="P40"></text:p>
      <text:p text:style-name="P40">nothing added to commit but untracked files present (use "git add" to track)</text:p>
      <text:p text:style-name="P40"/>
      <text:p text:style-name="P38">Ques Create and Use Tag</text:p>
      <text:p text:style-name="P38"/>
      <text:p text:style-name="P40"><text:s/>git tag FirstTag -m "Created Tag"</text:p>
      <text:p text:style-name="P40">meenakshi@meenakshi:~/projects/demogit$ git checkout FirstTag </text:p>
      <text:p text:style-name="P40">Note: checking out 'FirstTag'.</text:p>
      <text:p text:style-name="P40"></text:p>
      <text:p text:style-name="P40">You are in 'detached HEAD' state. You can look around, make experimental</text:p>
      <text:p text:style-name="P40">changes and commit them, and you can discard any commits you make in this</text:p>
      <text:p text:style-name="P40">state without impacting any branches by performing another checkout.</text:p>
      <text:p text:style-name="P40"></text:p>
      <text:p text:style-name="P40">If you want to create a new branch to retain commits you create, you may</text:p>
      <text:p text:style-name="P40">do so (now or later) by using -b with the checkout command again. Example:</text:p>
      <text:p text:style-name="P40"></text:p>
      <text:p text:style-name="P40"><text:soft-page-break/><text:s text:c="2"/>git checkout -b new_branch_name</text:p>
      <text:p text:style-name="P40"></text:p>
      <text:p text:style-name="P40">HEAD is now at 82dfc16... Added Successfully</text:p>
      <text:p text:style-name="P40">meenakshi@meenakshi:~/projects/demogit$ git push –tags</text:p>
      <text:p text:style-name="P40"/>
      <text:p text:style-name="P38">Ques . Stash the changes and pop them.</text:p>
      <text:p text:style-name="P38"/>
      <text:p text:style-name="P40">meenakshi@meenakshi:~/projects/demogit$ cat&gt; stashtest</text:p>
      <text:p text:style-name="P40">This is for Stash <text:s text:c="2"/></text:p>
      <text:p text:style-name="P40">^C</text:p>
      <text:p text:style-name="P40">meenakshi@meenakshi:~/projects/demogit$ git add stashtest</text:p>
      <text:p text:style-name="P40">meenakshi@meenakshi:~/projects/demogit$ git stash</text:p>
      <text:p text:style-name="P40">Saved working directory and index state WIP on (no branch): 82dfc16 Added Successfully</text:p>
      <text:p text:style-name="P40">HEAD is now at 82dfc16 Added Successfully</text:p>
      <text:p text:style-name="P40">meenakshi@meenakshi:~/projects/demogit$ git branch</text:p>
      <text:p text:style-name="P40">* (detached from FirstTag)</text:p>
      <text:p text:style-name="P40"><text:s text:c="2"/>dev</text:p>
      <text:p text:style-name="P40"><text:s text:c="2"/>development</text:p>
      <text:p text:style-name="P40"><text:s text:c="2"/>master</text:p>
      <text:p text:style-name="P40"><text:s text:c="2"/>new1</text:p>
      <text:p text:style-name="P40"><text:s text:c="2"/>new2</text:p>
      <text:p text:style-name="P40"><text:s text:c="2"/>new3</text:p>
      <text:p text:style-name="P40">meenakshi@meenakshi:~/projects/demogit$ git stash pop</text:p>
      <text:p text:style-name="P40">HEAD detached at FirstTag</text:p>
      <text:p text:style-name="P40">Changes to be committed:</text:p>
      <text:p text:style-name="P40"><text:s text:c="2"/>(use "git reset HEAD &lt;file&gt;..." to unstage)</text:p>
      <text:p text:style-name="P40"></text:p>
      <text:p text:style-name="P40"><text:tab/>new file: <text:s text:c="2"/>stashtest</text:p>
      <text:p text:style-name="P40"></text:p>
      <text:p text:style-name="P40">Dropped refs/stash@{0} (e3de6c578bf7da8a4457999387b45efc7c021e0a)</text:p>
      <text:p text:style-name="P1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21:48:42.115104513</meta:creation-date>
    <dc:date>2015-02-12T12:17:01.618812636</dc:date>
    <meta:editing-duration>PT1H25M20S</meta:editing-duration>
    <meta:editing-cycles>7</meta:editing-cycles>
    <meta:generator>LibreOffice/4.2.3.3$Linux_X86_64 LibreOffice_project/420m0$Build-3</meta:generator>
    <meta:document-statistic meta:table-count="0" meta:image-count="0" meta:object-count="0" meta:page-count="7" meta:paragraph-count="293" meta:word-count="1251" meta:character-count="11206" meta:non-whitespace-character-count="9752"/>
  </office:meta>
</office:document-meta>
</file>